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69cm" draw:z-index="0"><draw:image xlink:href="../../odt/images/006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ция РАВ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6cm" svg:height="1.379cm" draw:z-index="0"><draw:image xlink:href="../../odt/images/006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</text:span><text:span text:style-name="T2">еализует логическую операцию </text:span><text:span text:style-name="T3">РАВНО</text:span><text:span text:style-name="T2">:</text:span></text:p>
            <text:p text:style-name="P4"><text:span text:style-name="T5"><draw:frame draw:style-name="fr3" draw:name="Объект1" text:anchor-type="as-char" svg:width="5.985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Text_20_body"><text:span text:style-name="T6">где </text:span><text:span text:style-name="T6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 – выходной сигнал блока, <text:s/></text:span><text:span text:style-name="T6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– входные сигналы.</text:span></text:p>
            <text:p text:style-name="Text_20_body"><text:span text:style-name="T4">Свойства</text:span>:</text:p>
            <text:list xml:id="list5576898603946995226" text:style-name="L1">
              <text:list-item>
                <text:p text:style-name="P5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РАВНО</dc:title>
    <dc:date>2012-03-30T16:16:53.93</dc:date>
    <meta:generator>OpenOffice_Beta/4.1.0$Win32 OpenOffice.org_project/410m14$Build-9760</meta:generator>
    <meta:editing-duration>PT2H5M35S</meta:editing-duration>
    <meta:editing-cycles>94</meta:editing-cycles>
    <meta:document-statistic meta:table-count="1" meta:image-count="2" meta:object-count="3" meta:page-count="1" meta:paragraph-count="11" meta:word-count="54" meta:character-count="358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= u_2(t); #
alignl 0, ~ если u_1(t) &lt;&g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